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9.294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8cm solid #999999" style:text-align-source="fix" style:repeat-content="false" fo:border-left="none" fo:padding="0cm" fo:border-right="none" fo:border-top="0.035cm solid #000000" style:vertical-align="top"/>
      <style:paragraph-properties fo:text-align="start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6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9" style:family="table-cell" style:parent-style-name="Default">
      <style:table-cell-properties fo:border-bottom="0.018cm solid #999999" style:text-align-source="fix" style:repeat-content="false" fo:border-left="none" fo:padding="0cm" fo:border-right="none" fo:border-top="0.035cm solid #000000" style:vertical-align="top"/>
      <style:paragraph-properties fo:text-align="center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order="none" style:vertical-align="top"/>
      <style:text-properties style:font-name="Liberation Sans"/>
    </style:style>
    <style:style style:name="ce12" style:family="table-cell" style:parent-style-name="Default">
      <style:table-cell-properties fo:border-bottom="0.018cm solid #999999" fo:border-left="none" fo:border-right="none" fo:border-top="0.035cm solid #000000" style:vertical-align="top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4">
          <table:table-cell table:style-name="ce2" office:value-type="string" table:number-columns-spanned="5" table:number-rows-spanned="1">
            <text:p>Libro Diario</text:p>
          </table:table-cell>
          <table:covered-table-cell table:number-columns-repeated="4"/>
        </table:table-row>
        <table:table-row table:style-name="ro5">
          <table:table-cell office:value-type="string">
            <text:p><text:a xlink:href="python://if test=&quot;myset({'number': next_entry_number})&quot;">for each period</text:a></text:p>
          </table:table-cell>
          <table:table-cell table:number-columns-repeated="4"/>
        </table:table-row>
        <table:table-row table:style-name="ro5">
          <table:table-cell office:value-type="string">
            <text:p><text:a xlink:href="python:///if">/if</text:a></text:p>
          </table:table-cell>
          <table:table-cell table:number-columns-repeated="4"/>
        </table:table-row>
        <table:table-row table:style-name="ro2">
          <table:table-cell table:style-name="ce4" office:value-type="string">
            <text:p>N.º</text:p>
          </table:table-cell>
          <table:table-cell table:style-name="ce7" office:value-type="string">
            <text:p>Fecha</text:p>
          </table:table-cell>
          <table:table-cell table:style-name="ce4" office:value-type="string">
            <text:p>Descripción / Cuenta</text:p>
          </table:table-cell>
          <table:table-cell table:style-name="ce7" office:value-type="string">
            <text:p>Debe</text:p>
          </table:table-cell>
          <table:table-cell table:style-name="ce7" office:value-type="string">
            <text:p>Haber</text:p>
          </table:table-cell>
        </table:table-row>
        <table:table-row table:style-name="ro5">
          <table:table-cell office:value-type="string">
            <text:p><text:a xlink:href="python://for%20each=%22period_id%20in%20period_ids%22">for each period</text:a></text:p>
          </table:table-cell>
          <table:table-cell table:number-columns-repeated="4"/>
        </table:table-row>
        <table:table-row table:style-name="ro5">
          <table:table-cell office:value-type="string">
            <text:p><text:a xlink:href="python://for%20each=%22move%20in%20objects.search([('id',%20'in',%20objects.ids),%20('period_id',%20'=',%20period_id)])%22">for each move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2">
          <table:table-cell table:style-name="ce5" office:value-type="string">
            <text:p><text:a xlink:href="python://myget('number')">for each period</text:a><text:a xlink:href="python://if%20test=%22myset(%7B'number':myget('number')+1%7D)%22">incrementar numero</text:a><text:a xlink:href="python:///if">/if</text:a></text:p>
          </table:table-cell>
          <table:table-cell table:style-name="ce9" office:value-type="string">
            <text:p><text:a xlink:href="python://formatLang(move.date,%20date='True')">date</text:a></text:p>
          </table:table-cell>
          <table:table-cell table:style-name="ce5" office:value-type="string">
            <text:p><text:a xlink:href="python://move.display_name">display_name</text:a></text:p>
          </table:table-cell>
          <table:table-cell table:style-name="ce12" table:number-columns-repeated="2"/>
        </table:table-row>
        <table:table-row table:style-name="ro5">
          <table:table-cell office:value-type="string">
            <text:p><text:a xlink:href="python://for%20each=%22line%20in%20move.line_id.sorted(lambda%20x:%20x.credit)%22">for each line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5">
          <table:table-cell/>
          <table:table-cell table:style-name="ce3"/>
          <table:table-cell table:style-name="ce6" office:value-type="string">
            <text:p><text:a xlink:href="python://line.account_id.name">account name</text:a></text:p>
          </table:table-cell>
          <table:table-cell table:style-name="ce14" office:value-type="string">
            <text:p><text:a xlink:href="python://line.debit">debit</text:a></text:p>
          </table:table-cell>
          <table:table-cell table:style-name="ce14" office:value-type="string">
            <text:p><text:a xlink:href="python://line.credit">credit</text:a></text:p>
          </table:table-cell>
        </table:table-row>
        <table:table-row table:style-name="ro5">
          <table:table-cell office:value-type="string">
            <text:p><text:a xlink:href="python:///for">end for</text:a></text:p>
          </table:table-cell>
          <table:table-cell table:style-name="ce10" table:number-columns-repeated="2"/>
          <table:table-cell table:number-columns-repeated="2"/>
        </table:table-row>
        <table:table-row table:style-name="ro5">
          <table:table-cell office:value-type="string">
            <text:p><text:a xlink:href="python:///for">end for</text:a></text:p>
          </table:table-cell>
          <table:table-cell table:number-columns-repeated="4"/>
        </table:table-row>
        <table:table-row table:style-name="ro5">
          <table:table-cell office:value-type="string">
            <text:p><text:a xlink:href="python://for%20each=%22group%20in%20objects.env['account.move.line'].search([('move_id',%20'in',%20objects.ids),%20('period_id',%20'=',%20period_id),%20('journal_id.book_group_id',%20'!=',%20False)]).mapped('journal_id.book_group_id')%22">for each group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2">
          <table:table-cell table:style-name="ce5" office:value-type="string">
            <text:p><text:a xlink:href="python://myget('number')">for each period</text:a><text:a xlink:href="python://if%20test=%22myset(%7B'number':myget('number')+1%7D)%22">incrementar numero</text:a><text:a xlink:href="python:///if">/if</text:a></text:p>
          </table:table-cell>
          <table:table-cell table:style-name="ce9" office:value-type="string">
            <text:p><text:a xlink:href="python://formatLang(objects.env['account.period'].browse(period_id).date_stop,%20date='True')">date</text:a></text:p>
          </table:table-cell>
          <table:table-cell table:style-name="ce5" office:value-type="string">
            <text:p><text:a xlink:href="python://group.name">name</text:a></text:p>
          </table:table-cell>
          <table:table-cell table:style-name="ce12" table:number-columns-repeated="2"/>
        </table:table-row>
        <table:table-row table:style-name="ro5">
          <table:table-cell office:value-type="string">
            <text:p><text:a xlink:href="python://for%20each=%22line%20in%20objects.env['account.move.line'].read_group([('move_id',%20'in',%20objects.ids),%20('period_id',%20'=',%20period_id),%20('journal_id.book_group_id',%20'=',%20group.id)],%20['account_id',%20'debit',%20'credit'],%20['account_id'],%20orderby='debit%20desc')%22">for each line</text:a></text:p>
          </table:table-cell>
          <table:table-cell table:style-name="ce8" table:number-columns-repeated="2"/>
          <table:table-cell table:style-name="ce11" table:number-columns-repeated="2"/>
        </table:table-row>
        <table:table-row table:style-name="ro5">
          <table:table-cell table:style-name="ce6" table:number-columns-repeated="2"/>
          <table:table-cell table:style-name="ce6" office:value-type="string">
            <text:p><text:a xlink:href="python://objects.env['account.account'].browse(line['account_id'][0]).name">account name</text:a></text:p>
          </table:table-cell>
          <table:table-cell table:style-name="ce14" office:value-type="string">
            <text:p><text:a xlink:href="python://line.debit">debit</text:a></text:p>
          </table:table-cell>
          <table:table-cell table:style-name="ce14" office:value-type="string">
            <text:p><text:a xlink:href="python://line.credit">credit</text:a></text:p>
          </table:table-cell>
        </table:table-row>
        <table:table-row table:style-name="ro5">
          <table:table-cell office:value-type="string">
            <text:p><text:a xlink:href="python:///for">end for</text:a></text:p>
          </table:table-cell>
          <table:table-cell table:style-name="ce10" table:number-columns-repeated="2"/>
          <table:table-cell table:number-columns-repeated="2"/>
        </table:table-row>
        <table:table-row table:style-name="ro5">
          <table:table-cell office:value-type="string">
            <text:p><text:a xlink:href="python:///for">end for</text:a>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5">
          <table:table-cell office:value-type="string">
            <text:p><text:a xlink:href="python:///for">end for</text:a>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/03/2017</text:date>, <text:time>12:4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7-03-29T12:41:33</dc:date>
    <meta:editing-duration>PT13H14M13S</meta:editing-duration>
    <meta:editing-cycles>57</meta:editing-cycles>
    <meta:generator>OpenOffice/4.1.0$Unix OpenOffice.org_project/410m18$Build-9764</meta:generator>
    <meta:document-statistic meta:table-count="3" meta:cell-count="38" meta:object-count="0"/>
  </office:meta>
</office:document-meta>
</file>